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ebe6" officeooo:paragraph-rsid="0006ebe6"/>
    </style:style>
    <style:style style:name="P2" style:family="paragraph" style:parent-style-name="Standard">
      <style:text-properties officeooo:rsid="0006ebe6" officeooo:paragraph-rsid="0006ebe6"/>
    </style:style>
    <style:style style:name="P3" style:family="paragraph" style:parent-style-name="Standard">
      <style:text-properties officeooo:rsid="0006ebe6" officeooo:paragraph-rsid="0003eecc"/>
    </style:style>
    <style:style style:name="P4" style:family="paragraph" style:parent-style-name="Standard">
      <style:text-properties style:font-name="Times New Roman" officeooo:rsid="00076c75" officeooo:paragraph-rsid="00076c75"/>
    </style:style>
    <style:style style:name="P5" style:family="paragraph" style:parent-style-name="Standard">
      <style:text-properties style:font-name="Times New Roman" officeooo:rsid="00057ee5" officeooo:paragraph-rsid="001c9223"/>
    </style:style>
    <style:style style:name="P6" style:family="paragraph" style:parent-style-name="Standard">
      <style:text-properties style:font-name="Times New Roman" officeooo:rsid="0006ebe6" officeooo:paragraph-rsid="001c9223"/>
    </style:style>
    <style:style style:name="P7" style:family="paragraph" style:parent-style-name="Standard">
      <style:paragraph-properties fo:text-align="center" style:justify-single-word="false"/>
      <style:text-properties style:font-name="Times New Roman" fo:font-size="15pt" fo:font-weight="bold" officeooo:rsid="00076c75" officeooo:paragraph-rsid="00076c75" style:font-size-asian="15pt" style:font-weight-asian="bold" style:font-size-complex="15pt" style:font-weight-complex="bold"/>
    </style:style>
    <style:style style:name="P8" style:family="paragraph" style:parent-style-name="Standard">
      <style:text-properties style:font-name="Times New Roman" officeooo:rsid="0007f8fb" officeooo:paragraph-rsid="0007f8fb"/>
    </style:style>
    <style:style style:name="P9" style:family="paragraph" style:parent-style-name="Standard">
      <style:text-properties officeooo:rsid="00098a6a" officeooo:paragraph-rsid="00098a6a"/>
    </style:style>
    <style:style style:name="P10" style:family="paragraph" style:parent-style-name="Standard">
      <style:text-properties officeooo:rsid="000a74e8" officeooo:paragraph-rsid="000a74e8"/>
    </style:style>
    <style:style style:name="P11" style:family="paragraph" style:parent-style-name="Standard">
      <style:text-properties officeooo:rsid="00161fe0" officeooo:paragraph-rsid="00161fe0"/>
    </style:style>
    <style:style style:name="P12" style:family="paragraph" style:parent-style-name="Standard">
      <style:text-properties officeooo:rsid="001ad444" officeooo:paragraph-rsid="001ad444"/>
    </style:style>
    <style:style style:name="P13" style:family="paragraph" style:parent-style-name="Standard">
      <style:text-properties officeooo:rsid="001e3b9a" officeooo:paragraph-rsid="0020d9d9"/>
    </style:style>
    <style:style style:name="P14" style:family="paragraph" style:parent-style-name="Standard">
      <style:text-properties officeooo:rsid="0021f41b" officeooo:paragraph-rsid="0021f41b"/>
    </style:style>
    <style:style style:name="P15" style:family="paragraph" style:parent-style-name="Standard">
      <style:text-properties officeooo:rsid="002a2ab9" officeooo:paragraph-rsid="002a2ab9"/>
    </style:style>
    <style:style style:name="T1" style:family="text">
      <style:text-properties officeooo:rsid="000a74e8"/>
    </style:style>
    <style:style style:name="T2" style:family="text">
      <style:text-properties officeooo:rsid="000fc56c"/>
    </style:style>
    <style:style style:name="T3" style:family="text">
      <style:text-properties officeooo:rsid="00151d06"/>
    </style:style>
    <style:style style:name="T4" style:family="text">
      <style:text-properties officeooo:rsid="00190437"/>
    </style:style>
    <style:style style:name="T5" style:family="text">
      <style:text-properties officeooo:rsid="001d756b"/>
    </style:style>
    <style:style style:name="T6" style:family="text">
      <style:text-properties officeooo:rsid="001fd745"/>
    </style:style>
    <style:style style:name="T7" style:family="text">
      <style:text-properties officeooo:rsid="0020d9d9"/>
    </style:style>
    <style:style style:name="T8" style:family="text">
      <style:text-properties officeooo:rsid="0004a668"/>
    </style:style>
    <style:style style:name="T9" style:family="text">
      <style:text-properties officeooo:rsid="0024337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BLG 475E: Software Quality and Testing</text:p>
      <text:p text:style-name="P7">Homework #1</text:p>
      <text:p text:style-name="P3"/>
      <text:p text:style-name="P4">1.</text:p>
      <text:p text:style-name="P4">-Unit Test</text:p>
      <text:p text:style-name="P4">-Function Test</text:p>
      <text:p text:style-name="P4">-Integration Test</text:p>
      <text:p text:style-name="P4">-Systems Test</text:p>
      <text:p text:style-name="P4">-Performance and Scalability Test</text:p>
      <text:p text:style-name="P8">-Security Test</text:p>
      <text:p text:style-name="P4"/>
      <text:p text:style-name="P4">2. <text:span text:style-name="T2">Continuous testing means working with the whole team (managers, analysts, developers, testers etc.). This ensures high quality product with shorter development time because when communication between team members are faster and better. For instance, when a tester found a bug in the code he/she can immediately report it to the developer to fix or when the customer wants to add new features to the product he/she can tell this to the manager faster so that team members directly start to analysis to the new features. Basically, lower cost, higher quality and faster builded products result of continuous testing. Also continuous testing provides faster testing times.</text:span></text:p>
      <text:p text:style-name="P1"/>
      <text:p text:style-name="P11">3. <text:span text:style-name="T4">Integration testing is testing the main branch when new units/modeles added to it. When new module added to the main program if testers test every posible scenario it takes long times. However companys generally select the right test for new modules so that tests takes shorter times. For that purpose testers use seleciton criteria for selecting proper test for new modules so that integration tests become more effective and efficient.</text:span></text:p>
      <text:p text:style-name="P1"/>
      <text:p text:style-name="P9"><text:span text:style-name="T3">4</text:span>. <text:span text:style-name="T1">Shift-left testing is testing codes or applications in development life cycle. That provides developers <text:s/>more time to fix the bugs or any kind of errors. Testers start to test builds as soon as posible and if they find any mistakes in the code they report their feedbacks to the developers to fix them earlier so that developers are not going to build up to this mistaken program. Basically, shift-left testing provides short time development period and more reliable products. <text:s/></text:span></text:p>
      <text:p text:style-name="P10"/>
      <text:p text:style-name="P12">5. <text:span text:style-name="T5">Generally companies do not run tests after each submission. They do not run every test scenario for each submission because that takes a lot of time and it needs huge computation power. Therefore, when developers submit the new module for the system integration tests run for it however, if developers sumbit a small part of the code only a few tests will run. If the main program gets bigger some performance and other heavy tests begin.</text:span></text:p>
      <text:p text:style-name="P12"/>
      <text:p text:style-name="P13">6. <text:span text:style-name="T6">Test flakiness is failed tests that caused by other than code itself. For example if the test failuer caused from memory overload or any hardware based problem that means this test is flaky.</text:span></text:p>
      <text:p text:style-name="P13"><text:span text:style-name="T7">Google team uses metrics for flaky tests. If number of tests is low and the flaky percentage is high then tests are succesfully however if number of tests is low and flaky percentage is higher than the limit that means tests are failed. Cost of flaky test is time because flaky test takes time and the results can be useless for success.</text:span></text:p>
      <text:p text:style-name="P13"/>
      <text:p text:style-name="P14">7. <text:span text:style-name="T9">If the failed projects problem is small enough to hotfix or patch developers fix it and generally test doesn’t run for these branchs. But if problem is big or the failed project is live for a long time then they generally develop new releases so that fixes the problems.</text:span></text:p>
      <text:p text:style-name="P14"/>
      <text:p text:style-name="P15">150130032 - Baran Kay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3:33:42.299000000</meta:creation-date>
    <dc:date>2017-09-30T15:42:54.498000000</dc:date>
    <meta:editing-duration>PT2H32M23S</meta:editing-duration>
    <meta:editing-cycles>30</meta:editing-cycles>
    <meta:generator>LibreOffice/5.2.3.3$Windows_x86 LibreOffice_project/d54a8868f08a7b39642414cf2c8ef2f228f780cf</meta:generator>
    <meta:document-statistic meta:table-count="0" meta:image-count="0" meta:object-count="0" meta:page-count="1" meta:paragraph-count="17" meta:word-count="507" meta:character-count="3012" meta:non-whitespace-character-count="2519"/>
  </office:meta>
</office:document-meta>
</file>